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20493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include&lt;iostream&gt;</text:p>
      <text:p text:style-name="P4">using namespace std;</text:p>
      <text:list xml:id="list5157598086284323640" text:style-name="L1">
        <text:list-header>
          <text:p text:style-name="P3">int main()</text:p>
          <text:p text:style-name="P3">{</text:p>
          <text:p text:style-name="P3">int n,r,sum=0,temp;</text:p>
          <text:p text:style-name="P3">cout&lt;&lt;"Enter the Number";</text:p>
          <text:p text:style-name="P3">cin&gt;&gt;n;</text:p>
        </text:list-header>
      </text:list>
      <text:p text:style-name="P2"><text:tab/>temp=n;</text:p>
      <text:list xml:id="list63455159400600" text:continue-numbering="true" text:style-name="L1">
        <text:list-header>
          <text:p text:style-name="P3">while(n&gt;0)</text:p>
          <text:p text:style-name="P3">{</text:p>
          <text:p text:style-name="P3">r=n%10;</text:p>
          <text:p text:style-name="P3">sum=(sum*10)+r;</text:p>
          <text:p text:style-name="P3">n=n/10;</text:p>
          <text:p text:style-name="P3">}</text:p>
          <text:p text:style-name="P3">if(temp==sum)</text:p>
          <text:p text:style-name="P3">cout&lt;&lt;"Number is Palindrome.";</text:p>
          <text:p text:style-name="P3">else</text:p>
          <text:p text:style-name="P3">cout&lt;&lt;"Number is not Palindrome.";</text:p>
          <text:p text:style-name="P3">return 0;</text:p>
          <text:p text:style-name="P1">}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05:55.804728478</meta:creation-date>
    <dc:date>2019-12-06T06:34:54.003941113</dc:date>
    <meta:editing-duration>PT2M5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32" meta:character-count="240" meta:non-whitespace-character-count="227"/>
  </office:meta>
</office:document-meta>
</file>